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b4b16" draw:textarea-horizontal-align="justify" draw:textarea-vertical-align="middle" draw:auto-grow-height="false" fo:min-height="1.602cm" fo:min-width="2.278cm"/>
    </style:style>
    <style:style style:name="gr2" style:family="graphic" style:parent-style-name="standard">
      <style:graphic-properties draw:stroke="none" draw:fill-color="#2aa198" draw:textarea-horizontal-align="justify" draw:textarea-vertical-align="middle" draw:auto-grow-height="false" fo:min-height="1.602cm" fo:min-width="2.278cm"/>
    </style:style>
    <style:style style:name="gr3" style:family="graphic" style:parent-style-name="standard">
      <style:graphic-properties draw:stroke="none" draw:fill-color="#859900" draw:textarea-horizontal-align="justify" draw:textarea-vertical-align="middle" draw:auto-grow-height="false" fo:min-height="1.602cm" fo:min-width="2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-color="#073642" draw:textarea-horizontal-align="justify" draw:textarea-vertical-align="middle" draw:auto-grow-height="false" fo:min-height="1.162cm" fo:min-width="0.912cm"/>
    </style:style>
    <style:style style:name="gr6" style:family="graphic" style:parent-style-name="standard">
      <style:graphic-properties svg:stroke-color="#77216f" draw:fill-color="#9999ff" draw:textarea-horizontal-align="justify" draw:textarea-vertical-align="middle" draw:auto-grow-height="false" fo:min-height="0.518cm" fo:min-width="3.5cm"/>
    </style:style>
    <style:style style:name="gr7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6cm"/>
    </style:style>
    <style:style style:name="P1" style:family="paragraph">
      <style:paragraph-properties fo:text-align="center"/>
    </style:style>
    <style:style style:name="P2" style:family="paragraph">
      <loext:graphic-properties draw:fill-color="#cb4b16"/>
      <style:paragraph-properties fo:text-align="center"/>
      <style:text-properties style:font-name="Raleway1" fo:font-size="18pt" style:font-size-asian="18pt" style:font-size-complex="18pt"/>
    </style:style>
    <style:style style:name="P3" style:family="paragraph">
      <loext:graphic-properties draw:fill-color="#2aa198"/>
      <style:paragraph-properties fo:text-align="center"/>
      <style:text-properties style:font-name="Raleway1" fo:font-size="18pt" style:font-size-asian="18pt" style:font-size-complex="18pt"/>
    </style:style>
    <style:style style:name="P4" style:family="paragraph">
      <loext:graphic-properties draw:fill-color="#859900"/>
      <style:paragraph-properties fo:text-align="center"/>
      <style:text-properties style:font-name="Raleway1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839496"/>
    </style:style>
    <style:style style:name="P7" style:family="paragraph">
      <loext:graphic-properties draw:fill-color="#073642"/>
      <style:paragraph-properties fo:text-align="center"/>
      <style:text-properties fo:color="#839496"/>
    </style:style>
    <style:style style:name="P8" style:family="paragraph">
      <style:paragraph-properties fo:text-align="center"/>
      <style:text-properties fo:color="#839496" fo:font-size="8pt"/>
    </style:style>
    <style:style style:name="P9" style:family="paragraph">
      <loext:graphic-properties draw:fill-color="#073642"/>
      <style:paragraph-properties fo:text-align="center"/>
      <style:text-properties fo:color="#839496" fo:font-size="8pt" style:font-size-asian="18pt" style:font-size-complex="18pt"/>
    </style:style>
    <style:style style:name="P10" style:family="paragraph">
      <style:paragraph-properties fo:text-align="center" style:writing-mode="lr-tb"/>
      <style:text-properties fo:color="#839496"/>
    </style:style>
    <style:style style:name="P11" style:family="paragraph">
      <loext:graphic-properties draw:fill-color="#9999ff"/>
      <style:paragraph-properties fo:text-align="center" style:writing-mode="lr-tb"/>
      <style:text-properties fo:color="#839496"/>
    </style:style>
    <style:style style:name="P12" style:family="paragraph">
      <loext:graphic-properties draw:fill-color="#268bd2"/>
      <style:paragraph-properties fo:text-align="center"/>
      <style:text-properties style:font-name="Raleway1" fo:font-size="18pt" style:font-size-asian="18pt" style:font-size-complex="18pt"/>
    </style:style>
    <style:style style:name="T1" style:family="text">
      <style:text-properties style:font-name="Raleway1" fo:font-size="18pt" style:font-size-asian="18pt" style:font-size-complex="18pt"/>
    </style:style>
    <style:style style:name="T2" style:family="text">
      <style:text-properties fo:color="#839496" style:font-name="Raleway1" fo:font-size="9pt" style:font-size-asian="18pt" style:font-size-complex="18pt"/>
    </style:style>
    <style:style style:name="T3" style:family="text">
      <style:text-properties fo:color="#839496" style:font-name="Raleway1" fo:font-size="8pt" style:font-size-asian="18pt" style:font-size-complex="18pt"/>
    </style:style>
    <style:style style:name="T4" style:family="text">
      <style:text-properties fo:color="#000000" style:font-name="Raleway1" fo:font-size="9pt" style:font-size-asian="18pt" style:font-size-complex="18pt"/>
    </style:style>
    <style:style style:name="T5" style:family="text">
      <style:text-properties style:font-name="Raleway1" fo:font-size="18pt" fo:font-weight="8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2.736cm" svg:y="5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3cm" svg:height="2cm" svg:x="2.737cm" svg:y="11.001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" draw:id="id4" draw:layer="layout" svg:width="3cm" svg:height="2cm" svg:x="2.736cm" svg:y="23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draw:type="line" svg:x1="4.236cm" svg:y1="7cm" svg:x2="4.237cm" svg:y2="11.001cm" draw:start-shape="id1" draw:start-glue-point="6" draw:end-shape="id2" svg:d="M4236 7000l1 4001" svg:viewBox="0 0 2 4002">
          <text:p/>
        </draw:connector>
        <draw:connector draw:style-name="gr4" draw:text-style-name="P5" draw:layer="layout" draw:type="line" svg:x1="4.237cm" svg:y1="13.001cm" svg:x2="4.238cm" svg:y2="17.002cm" draw:start-shape="id2" draw:start-glue-point="6" draw:end-shape="id3" draw:end-glue-point="4" svg:d="M4237 13001l1 4001" svg:viewBox="0 0 2 4002">
          <text:p/>
        </draw:connector>
        <draw:custom-shape draw:style-name="gr5" draw:text-style-name="P7" xml:id="id8" draw:id="id8" draw:layer="layout" svg:width="2cm" svg:height="2cm" svg:x="3.236cm" svg:y="14cm">
          <text:p text:style-name="P6"><text:span text:style-name="T2">solar time</text:span></text:p>
          <text:p text:style-name="P6"><text:span text:style-name="T2">calcul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6" draw:id="id6" draw:layer="layout" svg:width="2cm" svg:height="2cm" svg:x="3.236cm" svg:y="8cm">
          <text:p text:style-name="P8"><text:span text:style-name="T3">standardization</text:span></text:p>
          <text:p text:style-name="P8"><text:span text:style-name="T3">of sap flow</text:span></text:p>
          <text:p text:style-name="P8"><text:span text:style-name="T3">unit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1" xml:id="id5" draw:id="id5" draw:layer="layout" svg:width="4cm" svg:height="1.288cm" svg:x="6.236cm" svg:y="8.364cm">
          <text:p text:style-name="P10"><text:span text:style-name="T4">units </text:span><text:span text:style-name="T4">funct</text:span><text:span text:style-name="T4">ions </text:span><text:span text:style-name="T4">in</text:span></text:p>
          <text:p text:style-name="P10"><text:span text:style-name="T4">sapfl</text:span><text:span text:style-name="T4">uxnet</text:span><text:span text:style-name="T4">QC1 </text:span><text:span text:style-name="T4">pack</text:span><text:span text:style-name="T4">ag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" draw:text-style-name="P12" draw:layer="layout" svg:width="8.994cm" svg:height="2cm" svg:x="2.003cm" svg:y="2.002cm">
          <text:p text:style-name="P1"><text:span text:style-name="T5">STEP 2</text:span></text:p>
          <text:p text:style-name="P1"><text:span text:style-name="T1">units </text:span><text:span text:style-name="T1">standar</text:span><text:span text:style-name="T1">iz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3" draw:id="id3" draw:layer="layout" svg:width="3cm" svg:height="2cm" svg:x="2.738cm" svg:y="17.002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4.238cm" svg:y1="19.002cm" svg:x2="4.236cm" svg:y2="23cm" draw:start-shape="id3" draw:start-glue-point="6" draw:end-shape="id4" svg:d="M4238 19002v2000h-2v1998" svg:viewBox="0 0 3 3999">
          <text:p/>
        </draw:connector>
        <draw:custom-shape draw:style-name="gr5" draw:text-style-name="P7" xml:id="id10" draw:id="id10" draw:layer="layout" svg:width="2cm" svg:height="2cm" svg:x="3.237cm" svg:y="20cm">
          <text:p text:style-name="P6"><text:span text:style-name="T2">variable</text:span></text:p>
          <text:p text:style-name="P6"><text:span text:style-name="T2">fill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6.236cm" svg:y1="9.008cm" svg:x2="5.236cm" svg:y2="9cm" draw:start-shape="id5" draw:start-glue-point="5" draw:end-shape="id6" draw:end-glue-point="10" svg:d="M6236 9008h-500v-8h-500" svg:viewBox="0 0 1001 9">
          <text:p/>
        </draw:connector>
        <draw:custom-shape draw:style-name="gr6" draw:text-style-name="P11" xml:id="id7" draw:id="id7" draw:layer="layout" svg:width="4cm" svg:height="1.288cm" svg:x="6.237cm" svg:y="14.365cm">
          <text:p text:style-name="P10"><text:span text:style-name="T4">solar functions in</text:span></text:p>
          <text:p text:style-name="P10"><text:span text:style-name="T4">sapfluxnetQC1 packag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4" draw:text-style-name="P5" draw:layer="layout" svg:x1="6.237cm" svg:y1="15.009cm" svg:x2="5.236cm" svg:y2="15cm" draw:start-shape="id7" draw:start-glue-point="5" draw:end-shape="id8" draw:end-glue-point="10" svg:d="M6237 15009h-500v-9h-501" svg:viewBox="0 0 1002 10">
          <text:p/>
        </draw:connector>
        <draw:custom-shape draw:style-name="gr6" draw:text-style-name="P11" xml:id="id9" draw:id="id9" draw:layer="layout" svg:width="4cm" svg:height="1.288cm" svg:x="6.238cm" svg:y="20.366cm">
          <text:p text:style-name="P10"><text:span text:style-name="T4">rad</text:span><text:span text:style-name="T4">iati</text:span><text:span text:style-name="T4">on </text:span><text:span text:style-name="T4">fun</text:span><text:span text:style-name="T4">cti</text:span><text:span text:style-name="T4">on</text:span><text:span text:style-name="T4">s </text:span><text:span text:style-name="T4">in</text:span></text:p>
          <text:p text:style-name="P10"><text:span text:style-name="T4">sa</text:span><text:span text:style-name="T4">pfl</text:span><text:span text:style-name="T4">ux</text:span><text:span text:style-name="T4">net</text:span><text:span text:style-name="T4">QC</text:span><text:span text:style-name="T4">1 </text:span><text:span text:style-name="T4">pa</text:span><text:span text:style-name="T4">ck</text:span><text:span text:style-name="T4">ag</text:span><text:span text:style-name="T4">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4" draw:text-style-name="P5" draw:layer="layout" svg:x1="6.238cm" svg:y1="21.01cm" svg:x2="5.237cm" svg:y2="21cm" draw:start-shape="id9" draw:start-glue-point="5" draw:end-shape="id10" draw:end-glue-point="10" svg:d="M6238 21010h-500v-10h-501" svg:viewBox="0 0 1002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39:40.645738769</meta:creation-date>
    <meta:editing-duration>PT4H32M7S</meta:editing-duration>
    <meta:editing-cycles>11</meta:editing-cycles>
    <meta:generator>LibreOffice/5.2.3.2$Linux_X86_64 LibreOffice_project/20m0$Build-2</meta:generator>
    <dc:date>2016-11-17T18:03:33.137266107</dc:date>
    <meta:document-statistic meta:object-count="17"/>
  </office:meta>
</office:document-meta>
</file>